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6000001FB3B2082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cm" fo:min-width="0cm" fo:padding-top="0.277cm" fo:padding-bottom="0.277cm" fo:padding-left="0.402cm" fo:padding-right="0.402cm"/>
    </style:style>
    <style:style style:name="gr4" style:family="graphic" style:parent-style-name="standard">
      <style:graphic-properties svg:stroke-width="0.152cm" draw:marker-start-width="0.075cm" draw:marker-end-width="0.075cm" draw:textarea-horizontal-align="justify" draw:textarea-vertical-align="middle" draw:auto-grow-height="false" fo:padding-top="0.202cm" fo:padding-bottom="0.202cm" fo:padding-left="0.327cm" fo:padding-right="0.327cm"/>
    </style:style>
    <style:style style:name="gr5" style:family="graphic" style:parent-style-name="standard">
      <style:graphic-properties svg:stroke-width="0.152cm" svg:stroke-color="#ff0000" draw:marker-start-width="0.075cm" draw:marker-end-width="0.075cm" draw:textarea-horizontal-align="justify" draw:textarea-vertical-align="middle" draw:auto-grow-height="false" fo:padding-top="0.202cm" fo:padding-bottom="0.202cm" fo:padding-left="0.327cm" fo:padding-right="0.327cm"/>
    </style:style>
    <style:style style:name="gr6" style:family="graphic" style:parent-style-name="objectwithoutfill">
      <style:graphic-properties svg:stroke-width="0.102cm" svg:stroke-color="#ff0000" draw:marker-start-width="0.076cm" draw:marker-end-width="0.076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2cm" svg:stroke-color="#ff0000" draw:marker-start-width="0cm" draw:marker-end="Arrow" draw:marker-end-width="0.612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22cm" svg:height="19.32cm" svg:x="6.54cm" svg:y="1.385cm">
          <draw:image xlink:href="Pictures/1000000000000116000001FB3B208229.png" xlink:type="simple" xlink:show="embed" xlink:actuate="onLoad">
            <text:p/>
          </draw:image>
        </draw:frame>
        <draw:connector draw:style-name="gr2" draw:text-style-name="P1" draw:layer="layout" draw:type="curve" svg:x1="3.944cm" svg:y1="2.885cm" svg:x2="12.72cm" svg:y2="4.002cm" draw:start-shape="id1" draw:end-shape="id2" draw:end-glue-point="0" svg:d="M3944 2885c0-864 8776-1422 8776 1117" svg:viewBox="0 0 8777 1844">
          <text:p/>
        </draw:connector>
        <draw:frame draw:style-name="gr3" draw:layer="layout" svg:width="0.806cm" svg:height="1.266cm" svg:x="2.271cm" svg:y="6.965cm">
          <draw:text-box>
            <text:p/>
          </draw:text-box>
        </draw:frame>
        <draw:custom-shape draw:style-name="gr4" draw:text-style-name="P3" draw:layer="layout" svg:width="4.991cm" svg:height="1.578cm" svg:x="13.123cm" svg:y="6.966cm">
          <text:p text:style-name="P2"><text:span text:style-name="T1">Code or Data 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4.502cm" svg:height="1.578cm" svg:x="1.693cm" svg:y="2.885cm">
          <text:p text:style-name="P4"><text:span text:style-name="T1">Entry 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9.044cm" svg:height="6.388cm" svg:x="1.733cm" svg:y="7.659cm">
          <text:p text:style-name="P5"><text:span text:style-name="T2">push <text:s/>ebp</text:span></text:p>
          <text:p text:style-name="P5"><text:span text:style-name="T2">mov <text:s text:c="2"/>ebp,esp</text:span></text:p>
          <text:p text:style-name="P5"><text:span text:style-name="T2">mov <text:s text:c="2"/>ds:0x80ebf48,0x1</text:span></text:p>
          <text:p text:style-name="P5"><text:span text:style-name="T2">mov <text:s text:c="2"/>eax,ds:0x80ebf48</text:span></text:p>
          <text:p text:style-name="P5"><text:span text:style-name="T2">cmp <text:s text:c="2"/>eax,0x9</text:span></text:p>
          <text:p text:style-name="P5"><text:span text:style-name="T2">ja <text:s text:c="6"/>80490f6 </text:span></text:p>
          <text:p text:style-name="P5"><text:span text:style-name="T2">mov <text:s text:c="2"/></text:span><text:span text:style-name="T3">eax</text:span><text:span text:style-name="T2">, [eax*4+0x80be148]</text:span></text:p>
          <text:p text:style-name="P5"><text:span text:style-name="T4">jmp <text:s text:c="3"/>eax</text:span></text:p>
          <text:p text:style-name="P5"><text:span text:style-name="T4">?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6" draw:text-style-name="P1" xml:id="id2" draw:id="id2" draw:layer="layout" svg:width="12.583cm" svg:height="1.731cm" svg:x="6.428cm" svg:y="4.002cm" svg:viewBox="0 0 12584 1732" draw:points="6741,77 12584,77 12584,1231 11749,1231 11749,1732 0,1732 0,500 6587,500 6587,0 6779,192">
          <text:p text:style-name="P1"/>
        </draw:polygon>
        <draw:connector draw:style-name="gr7" draw:text-style-name="P1" draw:layer="layout" draw:type="curve" svg:x1="6.255cm" svg:y1="7.659cm" svg:x2="6.428cm" svg:y2="4.868cm" draw:start-shape="id3" draw:start-glue-point="0" draw:end-shape="id2" draw:end-glue-point="3" svg:d="M6255 7659c0-1462-190-1217-353-1550s-300-1241 526-1241" svg:viewBox="0 0 650 27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0:28:58.678614280</meta:creation-date>
    <dc:date>2016-06-06T01:31:01.669179688</dc:date>
    <meta:editing-duration>PT39S</meta:editing-duration>
    <meta:editing-cycles>1</meta:editing-cycles>
    <meta:document-statistic meta:object-count="8"/>
    <meta:generator>LibreOffice/4.2.8.2$Linux_X86_64 LibreOffice_project/420m0$Build-2</meta:generator>
  </office:meta>
</office:document-meta>
</file>